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8f1b5"/>
    </style:style>
    <style:style style:name="P2" style:family="paragraph" style:parent-style-name="Standard">
      <style:text-properties officeooo:rsid="0018f1b5" officeooo:paragraph-rsid="0018f1b5"/>
    </style:style>
    <style:style style:name="P3" style:family="paragraph" style:parent-style-name="Standard">
      <style:text-properties officeooo:rsid="0018f1b5" officeooo:paragraph-rsid="001ae185"/>
    </style:style>
    <style:style style:name="P4" style:family="paragraph" style:parent-style-name="Standard">
      <style:text-properties officeooo:paragraph-rsid="001ae185"/>
    </style:style>
    <style:style style:name="P5" style:family="paragraph" style:parent-style-name="Standard">
      <style:text-properties officeooo:rsid="001ae185" officeooo:paragraph-rsid="001ae185"/>
    </style:style>
    <style:style style:name="T1" style:family="text">
      <style:text-properties officeooo:rsid="0018f1b5"/>
    </style:style>
    <style:style style:name="T2" style:family="text">
      <style:text-properties fo:font-size="11.3999996185303pt" style:font-size-asian="10pt" style:font-size-complex="11.3999996185303pt"/>
    </style:style>
    <style:style style:name="T3" style:family="text">
      <style:text-properties fo:font-size="13.6999998092651pt" style:font-size-asian="12pt" style:font-size-complex="13.6999998092651pt"/>
    </style:style>
    <style:style style:name="T4" style:family="text">
      <style:text-properties officeooo:rsid="001ae1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语法分析：</text:p>
      <text:p text:style-name="Standard"><text:tab/>自上而下分析：</text:p>
      <text:p text:style-name="Standard"><text:tab/><text:tab/><text:tab/>使用语法规则来看 是否可以匹配出<text:tab/>词法的组合</text:p>
      <text:p text:style-name="Standard"><text:tab/><text:tab/>不适用前看符号：</text:p>
      <text:p text:style-name="P4"><text:tab/></text:p>
      <text:p text:style-name="P4"><text:tab/><text:tab/><text:tab/><text:span text:style-name="T3">使用</text:span>栈来遍历整个<text:tab/>二叉树</text:p>
      <text:p text:style-name="Standard"/>
      <text:p text:style-name="Standard"><text:tab/><text:tab/><text:tab/>语法规则：</text:p>
      <text:p text:style-name="P1"><text:tab/><text:tab/><text:tab/><text:tab/><text:span text:style-name="T1">S -&gt; N V N</text:span></text:p>
      <text:p text:style-name="P2"><text:tab/><text:tab/><text:tab/><text:tab/>N -&gt; s</text:p>
      <text:p text:style-name="Standard"><text:tab/><text:tab/><text:tab/><text:tab/>| t</text:p>
      <text:p text:style-name="P1"><text:tab/><text:tab/><text:tab/><text:tab/>| g</text:p>
      <text:p text:style-name="P1"><text:tab/><text:tab/><text:tab/><text:tab/>| w</text:p>
      <text:p text:style-name="Standard"><text:tab/><text:tab/><text:tab/><text:tab/>V -&gt; e</text:p>
      <text:p text:style-name="Standard"><text:tab/><text:tab/><text:tab/><text:tab/>| d</text:p>
      <text:p text:style-name="Standard"><text:tab/><text:tab/><text:tab/>需要推出的语句：</text:p>
      <text:p text:style-name="P1"><text:tab/><text:tab/><text:tab/><text:tab/><text:span text:style-name="T1">g d w</text:span></text:p>
      <text:p text:style-name="P1"><text:tab/><text:tab/><text:tab/>算法：</text:p>
      <text:p text:style-name="P1"><text:tab/><text:tab/><text:tab/><text:tab/><text:span text:style-name="T1">tokens[];</text:span></text:p>
      <text:p text:style-name="P2"><text:tab/><text:tab/><text:tab/><text:tab/>// all tokens</text:p>
      <text:p text:style-name="P2"><text:tab/><text:tab/><text:tab/><text:tab/>i=0;</text:p>
      <text:p text:style-name="P2"><text:tab/><text:tab/><text:tab/><text:tab/> stack = [S] // S是开始符号</text:p>
      <text:p text:style-name="P2"><text:s text:c="16"/><text:tab/><text:tab/><text:tab/>while (stack != [])</text:p>
      <text:p text:style-name="P2"><text:s text:c="16"/><text:tab/><text:tab/><text:tab/>if (stack[top] is a terminal t)</text:p>
      <text:p text:style-name="P2"><text:s text:c="15"/><text:tab/><text:tab/><text:tab/> if (t==tokens[i++])</text:p>
      <text:p text:style-name="P2"><text:s text:c="15"/><text:tab/><text:tab/><text:tab/> pop();</text:p>
      <text:p text:style-name="P2"><text:s text:c="16"/><text:tab/><text:tab/><text:tab/>else backtrack();<text:tab/>这里的 需要减小 i的值</text:p>
      <text:p text:style-name="P2"><text:s text:c="15"/><text:tab/><text:tab/><text:tab/>else if (stack[top] is a nonterminal T)</text:p>
      <text:p text:style-name="P2"><text:s text:c="15"/><text:tab/><text:tab/><text:tab/> pop(); push(the next right hand side of T)</text:p>
      <text:p text:style-name="P2"><text:tab/><text:tab/><text:tab/><text:tab/><text:tab/>这里的push是指的是 每一行<text:tab/>如N V N</text:p>
      <text:p text:style-name="P2"><text:tab/><text:tab/><text:tab/><text:tab/><text:tab/><text:tab/><text:tab/><text:tab/><text:tab/>或 s<text:tab/>一行</text:p>
      <text:p text:style-name="P2"/>
      <text:p text:style-name="P2"><text:tab/><text:tab/><text:tab/>这个算法大部分时间 花费在 回溯上面 <text:s/></text:p>
      <text:p text:style-name="P2"><text:tab/>使用前看符号：</text:p>
      <text:p text:style-name="P2"><text:tab/><text:tab/>为了便面使用回溯发<text:tab/>带来的开销 所以。。。</text:p>
      <text:p text:style-name="P2"><text:tab/><text:tab/></text:p>
      <text:p text:style-name="P2"><text:tab/><text:tab/>使用前看符号<text:tab/>就是每次 先知道后面的一个符号是什么</text:p>
      <text:p text:style-name="P2"><text:tab/><text:tab/>再选择<text:tab/>那一行压入栈中</text:p>
      <text:p text:style-name="P2"><text:tab/><text:tab/><text:tab/>但是这样也避免不了回溯<text:tab/>因为：</text:p>
      <text:p text:style-name="P2"><text:tab/><text:tab/><text:tab/><text:tab/>可能存在两个以上的行 以同一个字符开始</text:p>
      <text:p text:style-name="P2"><text:tab/><text:tab/><text:tab/><text:tab/>如：</text:p>
      <text:p text:style-name="P3"><text:tab/><text:tab/><text:tab/><text:tab/><text:tab/>S -&gt; N V N</text:p>
      <text:p text:style-name="P3"><text:tab/><text:tab/><text:tab/><text:tab/>N -&gt; s</text:p>
      <text:p text:style-name="P4"><text:tab/><text:tab/><text:tab/><text:tab/>| t</text:p>
      <text:p text:style-name="P4"><text:tab/><text:tab/><text:tab/><text:tab/>| g</text:p>
      <text:p text:style-name="P4"><text:tab/><text:tab/><text:tab/><text:tab/>| g s</text:p>
      <text:p text:style-name="P4"><text:tab/><text:tab/><text:tab/><text:tab/>| w</text:p>
      <text:p text:style-name="P4"><text:tab/><text:tab/><text:tab/><text:tab/>V -&gt; e</text:p>
      <text:p text:style-name="P3"><text:tab/><text:tab/><text:tab/><text:tab/>| d</text:p>
      <text:p text:style-name="P2"><text:tab/><text:tab/><text:tab/><text:tab/>这里面的<text:tab/>g<text:tab/> gs这两行同一个字符开始</text:p>
      <text:p text:style-name="P2"><text:tab/><text:tab/>使用递归下降分析发：</text:p>
      <text:p text:style-name="P3"><text:tab/><text:tab/><text:tab/><text:tab/><text:span text:style-name="T4">parse_S()</text:span></text:p>
      <text:p text:style-name="P5"><text:soft-page-break/>parse_N()</text:p>
      <text:p text:style-name="P5">parse_V()</text:p>
      <text:p text:style-name="P5">parse_N()</text:p>
      <text:p text:style-name="P5">parse_N()</text:p>
      <text:p text:style-name="P5">token = tokens[i++]</text:p>
      <text:p text:style-name="P5">if (token==s||token==t||</text:p>
      <text:p text:style-name="P5">token==g||token==w)</text:p>
      <text:p text:style-name="P5">return;</text:p>
      <text:p text:style-name="P5">error(“...”);</text:p>
      <text:p text:style-name="P5">parse_V()</text:p>
      <text:p text:style-name="P5">token = tokens[i++]</text:p>
      <text:p text:style-name="P5">...// leave this part to you 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22:43:09.733928618</meta:creation-date>
    <dc:date>2015-03-22T23:24:03.144059001</dc:date>
    <meta:editing-duration>PT3M50S</meta:editing-duration>
    <meta:editing-cycles>1</meta:editing-cycles>
    <meta:document-statistic meta:table-count="0" meta:image-count="0" meta:object-count="0" meta:page-count="2" meta:paragraph-count="62" meta:word-count="344" meta:character-count="1024" meta:non-whitespace-character-count="650"/>
    <meta:generator>LibreOffice/4.3.3.2$Linux_X86_64 LibreOffice_project/430m0$Build-2</meta:generator>
  </office:meta>
</office:document-meta>
</file>